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yJhbGciOiJIUzI1NiJ9.eyJhdWQiOiI1OTBmY2RlOTM3YmY3ZGM2NTA5Njc0ZmE3NjU0OWYyMiIsIm5iZiI6MTc0MzAwMzUzNC44NDUsInN1YiI6IjY3ZTQxZjhlMGVlNTNkNGU3MWYwY2I2YSIsInNjb3BlcyI6WyJhcGlfcmVhZCJdLCJ2ZXJzaW9uIjoxfQ.bnqr5ZGIYZwBsXQ-DfPD3x__wiKnUaxllO3O25vtFeE<text:line-break/><text:line-break/>590fcde937bf7dc6509674fa76549f2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21:15:15.257941175</meta:creation-date>
    <dc:date>2025-03-26T21:15:49.293931892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273" meta:non-whitespace-character-count="271"/>
    <meta:generator>LibreOffice/24.8.4.2$Linux_X86_64 LibreOffice_project/480$Build-2</meta:generator>
  </office:meta>
</office:document-meta>
</file>